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color="#000000" draw:fill-color="#e8f2a1" draw:textarea-horizontal-align="justify" draw:textarea-vertical-align="top" draw:auto-grow-height="false" fo:min-height="11.75cm" fo:min-width="7.15cm"/>
      <style:paragraph-properties style:writing-mode="lr-tb"/>
    </style:style>
    <style:style style:name="gr2" style:family="graphic">
      <style:graphic-properties svg:stroke-color="#000000" draw:fill-color="#ffd8ce" draw:textarea-horizontal-align="justify" draw:textarea-vertical-align="top" draw:auto-grow-height="false" fo:min-height="11.75cm" fo:min-width="8.24cm"/>
      <style:paragraph-properties style:writing-mode="lr-tb"/>
    </style:style>
    <style:style style:name="gr3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929cm" fo:min-width="2.28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014cm" fo:min-width="3.014cm"/>
      <style:paragraph-properties style:writing-mode="lr-tb"/>
    </style:style>
    <style:style style:name="gr6" style:family="graphic" style:parent-style-name="standard">
      <style:graphic-properties svg:stroke-color="#000000" draw:stroke-linejoin="round" svg:stroke-linecap="butt" draw:fill="solid" draw:fill-color="#b4c7dc" draw:textarea-horizontal-align="justify" draw:textarea-vertical-align="middle" draw:auto-grow-height="false" fo:min-height="0.458cm" fo:min-width="2.708cm" draw:shadow="visible"/>
      <style:paragraph-properties style:writing-mode="lr-tb"/>
    </style:style>
    <style:style style:name="gr7" style:family="graphic" style:parent-style-name="standard">
      <style:graphic-properties svg:stroke-color="#000000" draw:stroke-linejoin="round" svg:stroke-linecap="butt" draw:fill="solid" draw:fill-color="#b4c7dc" draw:textarea-horizontal-align="justify" draw:textarea-vertical-align="middle" draw:auto-grow-height="false" fo:min-height="0.458cm" fo:min-width="4.458cm" draw:shadow="visible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2" style:family="paragraph">
      <loext:graphic-properties draw:fill-color="#e8f2a1"/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3" style:family="paragraph">
      <loext:graphic-properties draw:fill-color="#ffd8ce"/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4" style:family="paragraph">
      <loext:graphic-properties draw:fill="solid"/>
      <style:paragraph-properties fo:margin-top="0.6cm" fo:margin-bottom="0cm" fo:text-align="center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b4c7dc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15cm" svg:height="11.75cm" svg:x="1.25cm" svg:y="1.25cm">
          <text:p text:style-name="P1"><text:span text:style-name="T1">Local devnet</text:span></text:p>
          <text:p text:style-name="P1"><text:span text:style-name="T1">L2 Starknet-devnet-rs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24cm" svg:height="11.75cm" svg:x="9.25cm" svg:y="1.25cm">
          <text:p text:style-name="P1"><text:span text:style-name="T1">Local devnet</text:span></text:p>
          <text:p text:style-name="P1"><text:span text:style-name="T1">L1 Ethereum Anvi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5cm" svg:y1="10.132cm" svg:x2="11.366cm" svg:y2="10.1cm" svg:d="M6500 10132l4866-32" svg:viewBox="0 0 4867 33">
          <text:p/>
        </draw:connector>
        <draw:custom-shape draw:style-name="gr4" draw:text-style-name="P6" draw:layer="layout" svg:width="3cm" svg:height="1.399cm" svg:x="7.25cm" svg:y="2.851cm">
          <text:p text:style-name="P5"><text:span text:style-name="T2">Messages</text:span></text:p>
          <draw:enhanced-geometry svg:viewBox="0 0 21600 21600" draw:path-stretchpoint-x="10800" draw:path-stretchpoint-y="10800" draw:text-areas="?f3 ?f4 ?f5 ?f6" draw:type="round-rectangle" draw:modifiers="5801.3037809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1.233cm" svg:y1="12.2cm" svg:x2="6.4cm" svg:y2="12.195cm" svg:d="M11233 12200l-4833-5" svg:viewBox="0 0 4834 6">
          <text:p/>
        </draw:connector>
        <draw:connector draw:style-name="gr3" draw:text-style-name="P4" draw:layer="layout" draw:type="line" svg:x1="6.467cm" svg:y1="5.905cm" svg:x2="11.333cm" svg:y2="5.873cm" svg:d="M6467 5905l4866-32" svg:viewBox="0 0 4867 33">
          <text:p/>
        </draw:connector>
        <draw:connector draw:style-name="gr3" draw:text-style-name="P4" draw:layer="layout" draw:type="line" svg:x1="11.083cm" svg:y1="6.305cm" svg:x2="6.25cm" svg:y2="6.3cm" svg:d="M11083 6305l-4833-5" svg:viewBox="0 0 4834 6">
          <text:p/>
        </draw:connector>
        <draw:custom-shape draw:style-name="gr5" draw:text-style-name="P6" draw:layer="layout" svg:width="3.75cm" svg:height="1.5cm" svg:x="6.95cm" svg:y="7.1cm">
          <text:p text:style-name="P5"><text:span text:style-name="T2">transactions</text:span></text:p>
          <draw:enhanced-geometry svg:viewBox="0 0 21600 21600" draw:path-stretchpoint-x="10800" draw:path-stretchpoint-y="10800" draw:text-areas="?f3 ?f4 ?f5 ?f6" draw:type="round-rectangle" draw:modifiers="5801.3037809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1cm" svg:x="7.15cm" svg:y="10.8cm">
          <text:p text:style-name="P5"><text:span text:style-name="T2">ethers.j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1cm" svg:x="7cm" svg:y="8.75cm">
          <text:p text:style-name="P5"><text:span text:style-name="T2">Starknet.j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5.25cm" svg:height="1cm" svg:x="6.2cm" svg:y="4.4cm">
          <text:p text:style-name="P5"><text:span text:style-name="T2">Starknet-devnet.js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1T15:03:19.311626437</meta:creation-date>
    <dc:date>2024-07-01T15:20:48.976850509</dc:date>
    <meta:editing-duration>PT5M48S</meta:editing-duration>
    <meta:editing-cycles>2</meta:editing-cycles>
    <meta:generator>LibreOffice/7.3.7.2$Linux_X86_64 LibreOffice_project/30$Build-2</meta:generator>
    <meta:document-statistic meta:object-count="11"/>
  </office:meta>
</office:document-meta>
</file>